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9"/>
    <style:style style:name="ce3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7229166666667cm" style:use-optimal-column-width="true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2.143125cm" style:use-optimal-column-width="true"/>
    </style:style>
    <style:style style:name="co5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3" table:default-cell-style-name="ce1"/>
        <table:table-column table:style-name="co5" table:default-cell-style-name="ce1"/>
        <table:table-column table:style-name="co1" table:number-columns-repeated="16364" table:default-cell-style-name="ce1"/>
        <table:table-row table:style-name="ro1">
          <table:table-cell table:number-columns-repeated="3" table:style-name="ce1"/>
          <table:table-cell office:value-type="string" table:style-name="ce1">
            <text:p>f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x</text:p>
          </table:table-cell>
          <table:table-cell office:value-type="float" office:value="0.5" table:style-name="ce1">
            <text:p>0.5</text:p>
          </table:table-cell>
          <table:table-cell office:value-type="float" office:value="2.2844582450033013E-2" table:formula="of:=COS([.C2])*EXP(-2*[.C3])+3*[.C4]" table:style-name="ce3">
            <text:p>0.0228445824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y</text:p>
          </table:table-cell>
          <table:table-cell office:value-type="float" office:value="0.5" table:style-name="ce1">
            <text:p>0.5</text:p>
          </table:table-cell>
          <table:table-cell office:value-type="float" office:value="-1.25" table:formula="of:=[.C3]^2-[.C2]-1" table:style-name="ce3">
            <text:p>-1.2500000000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z</text:p>
          </table:table-cell>
          <table:table-cell office:value-type="float" office:value="-0.1" table:style-name="ce1">
            <text:p>-0.1</text:p>
          </table:table-cell>
          <table:table-cell office:value-type="float" office:value="0.47851753860420299" table:formula="of:=[.C4]^3+SIN([.C2])+0.000092" table:style-name="ce3">
            <text:p>0.47851753860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-0.17637079922503196" table:formula="of:=-EXP(-2*[.C3])*SIN([.C2])" table:style-name="ce2">
            <text:p>-0.176370799</text:p>
          </table:table-cell>
          <table:table-cell office:value-type="float" office:value="-0.64568916490006611" table:formula="of:=-2*EXP(-2*[.C3])*COS([.C2])" table:style-name="ce2">
            <text:p>-0.645689165</text:p>
          </table:table-cell>
          <table:table-cell office:value-type="float" office:value="3" table:style-name="ce2">
            <text:p>3.000000000</text:p>
          </table:table-cell>
          <table:table-cell table:number-columns-repeated="5" table:style-name="ce1"/>
          <table:table-cell office:value-type="float" office:value="-0.71102998206254908" table:formula="of:=MMULT([.D7:.F9];[.C2:.C4])" table:number-matrix-columns-spanned="1" table:number-matrix-rows-spanned="3" table:style-name="ce1">
            <text:p>-0.711029982</text:p>
          </table:table-cell>
          <table:table-cell table:number-columns-repeated="2" table:style-name="ce1"/>
          <table:table-cell office:value-type="float" office:value="0.73387456451258215" table:formula="of:=[.D2:.D4]-[.L7:.L9]" table:number-matrix-columns-spanned="1" table:number-matrix-rows-spanned="3" table:style-name="ce1">
            <text:p>0.733874565</text:p>
          </table:table-cell>
          <table:table-cell table:number-columns-repeated="2" table:style-name="ce1"/>
          <table:table-cell office:value-type="float" office:value="0.48251949999999999" table:style-name="ce1">
            <text:p>0.4825195</text:p>
          </table:table-cell>
          <table:table-cell table:style-name="ce1"/>
          <table:table-cell office:value-type="float" office:value="-5.3753527129440926E-8" table:formula="of:=MMULT([.D7:.F9];[.R7:.R9])-[.D2:.D4]" table:number-matrix-columns-spanned="1" table:number-matrix-rows-spanned="3" table:style-name="ce1">
            <text:p>-5.37535E-08</text:p>
          </table:table-cell>
          <table:table-cell table:number-columns-repeated="16364"/>
        </table:table-row>
        <table:table-row table:style-name="ro1">
          <table:table-cell table:number-columns-repeated="2" table:style-name="ce1"/>
          <table:table-cell office:value-type="string" table:style-name="ce1">
            <text:p>Df</text:p>
          </table:table-cell>
          <table:table-cell office:value-type="float" office:value="-1" table:style-name="ce2">
            <text:p>-1.000000000</text:p>
          </table:table-cell>
          <table:table-cell office:value-type="float" office:value="1" table:formula="of:=2*[.C3]" table:style-name="ce2">
            <text:p>1.000000000</text:p>
          </table:table-cell>
          <table:table-cell office:value-type="float" office:value="0" table:style-name="ce2">
            <text:p>0.000000000</text:p>
          </table:table-cell>
          <table:table-cell table:style-name="ce1"/>
          <table:table-cell office:value-type="string" table:style-name="ce1">
            <text:p>det(Df)</text:p>
          </table:table-cell>
          <table:table-cell office:value-type="float" office:value="-3.0238790205463686" table:formula="of:=MDETERM([.D7:.F9])" table:style-name="ce1">
            <text:p>-3.023879021</text:p>
          </table:table-cell>
          <table:table-cell table:style-name="ce1"/>
          <table:table-cell office:value-type="string" table:style-name="ce1">
            <text:p>Df*v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r0</text:p>
          </table:table-cell>
          <table:table-cell office:value-type="float" office:value="-1.25" table:style-name="ce1">
            <text:p>-1.25</text:p>
          </table:table-cell>
          <table:table-cell table:style-name="ce1"/>
          <table:table-cell office:value-type="string" table:style-name="ce1">
            <text:p>solution</text:p>
          </table:table-cell>
          <table:table-cell office:value-type="float" office:value="-0.76748039999999995" table:style-name="ce1">
            <text:p>-0.7674804</text:p>
          </table:table-cell>
          <table:table-cell table:style-name="ce1"/>
          <table:table-cell office:value-type="float" office:value="1.0000000005838672E-7" table:style-name="ce1">
            <text:p>1E-07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float" office:value="0.99973907387420524" table:formula="of:=COS([.D2])" table:style-name="ce2">
            <text:p>0.999739074</text:p>
          </table:table-cell>
          <table:table-cell office:value-type="float" office:value="0" table:style-name="ce2">
            <text:p>0.000000000</text:p>
          </table:table-cell>
          <table:table-cell office:value-type="float" office:value="3.0000000000000006E-2" table:formula="of:=3*[.C4]^2" table:style-name="ce2">
            <text:p>0.030000000</text:p>
          </table:table-cell>
          <table:table-cell table:number-columns-repeated="5" table:style-name="ce1"/>
          <table:table-cell office:value-type="float" office:value="0.49686953693710262" table:style-name="ce1">
            <text:p>0.496869537</text:p>
          </table:table-cell>
          <table:table-cell table:number-columns-repeated="2" table:style-name="ce1"/>
          <table:table-cell office:value-type="float" office:value="-1.8351998332899633E-2" table:style-name="ce1">
            <text:p>-0.018351998</text:p>
          </table:table-cell>
          <table:table-cell table:number-columns-repeated="2" table:style-name="ce1"/>
          <table:table-cell office:value-type="float" office:value="-0.12920229999999999" table:style-name="ce1">
            <text:p>-0.1292023</text:p>
          </table:table-cell>
          <table:table-cell table:style-name="ce1"/>
          <table:table-cell office:value-type="float" office:value="-9.5479584238944426E-9" table:style-name="ce1">
            <text:p>-9.54796E-09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ho0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73387456451258215" table:formula="of:=[.O7:.O9]" table:number-matrix-columns-spanned="1" table:number-matrix-rows-spanned="3" table:style-name="ce1">
            <text:p>0.733874565</text:p>
          </table:table-cell>
          <table:table-cell table:number-columns-repeated="2" table:style-name="ce1"/>
          <table:table-cell office:value-type="float" office:value="0.62262141765237744" table:formula="of:=MMULT([.D7:.F9];[.E12:.E14])" table:number-matrix-columns-spanned="1" table:number-matrix-rows-spanned="3" table:style-name="ce1">
            <text:p>0.622621418</text:p>
          </table:table-cell>
          <table:table-cell table:number-columns-repeated="2" table:style-name="ce1"/>
          <table:table-cell office:value-type="float" office:value="0.28630659979358564" table:formula="of:=[.O7:.O9]-([.$B$16]*([.H12:.H14]))" table:number-matrix-columns-spanned="1" table:number-matrix-rows-spanned="3" table:style-name="ce1">
            <text:p>0.2863066</text:p>
          </table:table-cell>
          <table:table-cell table:number-columns-repeated="2" table:style-name="ce1"/>
          <table:table-cell office:value-type="float" office:value="-1.8002809891806759" table:formula="of:=MMULT([.D7:.F9];[.K12:.K14])" table:number-matrix-columns-spanned="1" table:number-matrix-rows-spanned="3" table:style-name="ce1">
            <text:p>-1.800280989</text:p>
          </table:table-cell>
          <table:table-cell table:number-columns-repeated="2" table:style-name="ce1"/>
          <table:table-cell office:value-type="float" office:value="0.96883252728013924" table:formula="of:=[.C2:.C4]+[.$B$16]*([.E12:.E14])+[.$B$17]*([.K12:.K14])" table:number-matrix-columns-spanned="1" table:number-matrix-rows-spanned="3" table:style-name="ce1">
            <text:p>0.968832527</text:p>
          </table:table-cell>
          <table:table-cell table:number-columns-repeated="2" table:style-name="ce1"/>
          <table:table-cell office:value-type="float" office:value="-8.2853459955856523E-2" table:formula="of:=[.K12:.K14]-[.$B$17]*([.N12:.N14])" table:number-matrix-columns-spanned="1" table:number-matrix-rows-spanned="3" table:style-name="ce1">
            <text:p>-0.0828534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omega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1</text:p>
          </table:table-cell>
          <table:table-cell office:value-type="float" office:value="-1.25" table:style-name="ce1">
            <text:p>-1.25</text:p>
          </table:table-cell>
          <table:table-cell table:style-name="ce1"/>
          <table:table-cell office:value-type="string" table:style-name="ce1">
            <text:p>v1</text:p>
          </table:table-cell>
          <table:table-cell office:value-type="float" office:value="-1.9838745645125822" table:style-name="ce1">
            <text:p>-1.98387456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float" office:value="0.17609726540506765" table:style-name="ce1">
            <text:p>0.176097265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float" office:value="-0.11020933438851799" table:style-name="ce1">
            <text:p>-0.110209334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-0.43466555237985871" table:style-name="ce1">
            <text:p>-0.434665552</text:p>
          </table:table-cell>
          <table:table-cell table:style-name="ce1"/>
          <table:table-cell office:value-type="string" table:style-name="ce1">
            <text:p>r1</text:p>
          </table:table-cell>
          <table:table-cell office:value-type="float" office:value="0.15349807965999815" table:style-name="ce1">
            <text:p>0.1534980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ho1</text:p>
          </table:table-cell>
          <table:table-cell office:value-type="float" office:value="2.1014086722813428" table:formula="of:=[.O7]*[.O7]+[.O8]*[.O8]+[.O9]*[.O9]" table:style-name="ce1">
            <text:p>2.101408672</text:p>
          </table:table-cell>
          <table:table-cell table:number-columns-repeated="2" table:style-name="ce1"/>
          <table:table-cell office:value-type="float" office:value="-1.8351998332899633E-2" table:style-name="ce1">
            <text:p>-0.018351998</text:p>
          </table:table-cell>
          <table:table-cell table:number-columns-repeated="2" table:style-name="ce1"/>
          <table:table-cell office:value-type="float" office:value="0.73313251751565756" table:style-name="ce1">
            <text:p>0.733132518</text:p>
          </table:table-cell>
          <table:table-cell table:number-columns-repeated="2" table:style-name="ce1"/>
          <table:table-cell office:value-type="float" office:value="-0.54536025637036545" table:style-name="ce1">
            <text:p>-0.545360256</text:p>
          </table:table-cell>
          <table:table-cell table:number-columns-repeated="2" table:style-name="ce1"/>
          <table:table-cell office:value-type="float" office:value="0.26987108723060105" table:style-name="ce1">
            <text:p>0.269871087</text:p>
          </table:table-cell>
          <table:table-cell table:number-columns-repeated="2" table:style-name="ce1"/>
          <table:table-cell office:value-type="float" office:value="-1.3623426564938756E-3" table:style-name="ce1">
            <text:p>-0.001362343</text:p>
          </table:table-cell>
          <table:table-cell table:number-columns-repeated="2" table:style-name="ce1"/>
          <table:table-cell office:value-type="float" office:value="-0.49002132467835435" table:style-name="ce1">
            <text:p>-0.49002132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ta</text:p>
          </table:table-cell>
          <table:table-cell office:value-type="float" office:value="2.1014086722813428" table:formula="of:=[.B14]/[.B11]*[.B12]/[.B13]" table:style-name="ce1">
            <text:p>2.1014086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0.7188444727882507" table:formula="of:=[.B14]/([.O7]*[.H12]+[.O8]*[.H13]+[.O9]*[.H14])" table:style-name="ce1">
            <text:p>0.718844473</text:p>
          </table:table-cell>
          <table:table-cell table:number-columns-repeated="2" table:style-name="ce1"/>
          <table:table-cell office:value-type="float" office:value="0.26737851383916444" table:formula="of:=[.T12:.T14]+[.$B$19]*([.E12:.E14]-[.$B$17]*([.H12:.H14]))" table:number-matrix-columns-spanned="1" table:number-matrix-rows-spanned="3" table:style-name="ce1">
            <text:p>0.267378514</text:p>
          </table:table-cell>
          <table:table-cell table:number-columns-repeated="2" table:style-name="ce1"/>
          <table:table-cell office:value-type="float" office:value="-1.0204932512963605" table:formula="of:=MMULT([.D7:.F9];[.E16:.E18])" table:number-matrix-columns-spanned="1" table:number-matrix-rows-spanned="3" table:style-name="ce1">
            <text:p>-1.020493251</text:p>
          </table:table-cell>
          <table:table-cell table:number-columns-repeated="2" table:style-name="ce1"/>
          <table:table-cell office:value-type="float" office:value="-1.1609322906674628" table:formula="of:=[.T12:.T14]-[.B20]*([.H16:.H18])" table:number-matrix-columns-spanned="1" table:number-matrix-rows-spanned="3" table:style-name="ce1">
            <text:p>-1.160932291</text:p>
          </table:table-cell>
          <table:table-cell table:number-columns-repeated="2" table:style-name="ce1"/>
          <table:table-cell office:value-type="float" office:value="-2.1629132368875315E-2" table:formula="of:=MMULT([.D7:.F9];[.K16:.K18])" table:number-matrix-columns-spanned="1" table:number-matrix-rows-spanned="3" table:style-name="ce1">
            <text:p>-0.021629132</text:p>
          </table:table-cell>
          <table:table-cell table:number-columns-repeated="2" table:style-name="ce1"/>
          <table:table-cell office:value-type="float" office:value="0.71819261170053339" table:formula="of:=[.Q12:.Q14]+[.B20]*([.E16:.E18])+[.B21]*([.K16:.K18])" table:number-matrix-columns-spanned="1" table:number-matrix-rows-spanned="3" table:style-name="ce1">
            <text:p>0.718192612</text:p>
          </table:table-cell>
          <table:table-cell table:number-columns-repeated="2" table:style-name="ce1"/>
          <table:table-cell office:value-type="float" office:value="-1.1615252456012968" table:formula="of:=[.K16:.K18]-[.B21]*([.N16:.N18])" table:number-matrix-columns-spanned="1" table:number-matrix-rows-spanned="3" table:style-name="ce1">
            <text:p>-1.16152524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omega1</text:p>
          </table:table-cell>
          <table:table-cell office:value-type="float" office:value="-0.2050569116532471" table:formula="of:=([.N12]*[.K12]+[.N13]*[.K13]+[.N14]*[.K14])/([.N12]*[.N12]+[.N13]^2+[.N14]^2)" table:style-name="ce1">
            <text:p>-0.205056912</text:p>
          </table:table-cell>
          <table:table-cell table:style-name="ce1"/>
          <table:table-cell office:value-type="string" table:style-name="ce1">
            <text:p>p2</text:p>
          </table:table-cell>
          <table:table-cell office:value-type="float" office:value="-0.52001896635542955" table:style-name="ce1">
            <text:p>-0.520018966</text:p>
          </table:table-cell>
          <table:table-cell table:style-name="ce1"/>
          <table:table-cell office:value-type="string" table:style-name="ce1">
            <text:p>v2</text:p>
          </table:table-cell>
          <table:table-cell office:value-type="float" office:value="-0.78739748019459399" table:style-name="ce1">
            <text:p>-0.78739748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float" office:value="-0.67833158082536216" table:style-name="ce1">
            <text:p>-0.678331581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float" office:value="0.48260070984210068" table:style-name="ce1">
            <text:p>0.48260071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13329386654276015" table:style-name="ce1">
            <text:p>0.133293867</text:p>
          </table:table-cell>
          <table:table-cell table:style-name="ce1"/>
          <table:table-cell office:value-type="string" table:style-name="ce1">
            <text:p>r2</text:p>
          </table:table-cell>
          <table:table-cell office:value-type="float" office:value="-0.6651012548422266" table:style-name="ce1">
            <text:p>-0.6651012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ho2</text:p>
          </table:table-cell>
          <table:table-cell office:value-type="float" office:value="-0.2436837758848801" table:formula="of:=[.O7]*[.T12]+[.O8]*[.T13]+[.O9]*[.T14]" table:style-name="ce1">
            <text:p>-0.243683776</text:p>
          </table:table-cell>
          <table:table-cell table:number-columns-repeated="2" table:style-name="ce1"/>
          <table:table-cell office:value-type="float" office:value="-0.43636870041105952" table:style-name="ce1">
            <text:p>-0.4363687</text:p>
          </table:table-cell>
          <table:table-cell table:number-columns-repeated="2" table:style-name="ce1"/>
          <table:table-cell office:value-type="float" office:value="0.25421768678709589" table:style-name="ce1">
            <text:p>0.254217687</text:p>
          </table:table-cell>
          <table:table-cell table:number-columns-repeated="2" table:style-name="ce1"/>
          <table:table-cell office:value-type="float" office:value="-0.22145834675617088" table:style-name="ce1">
            <text:p>-0.221458347</text:p>
          </table:table-cell>
          <table:table-cell table:number-columns-repeated="2" table:style-name="ce1"/>
          <table:table-cell office:value-type="float" office:value="-1.167273123505234" table:style-name="ce1">
            <text:p>-1.167273124</text:p>
          </table:table-cell>
          <table:table-cell table:number-columns-repeated="2" table:style-name="ce1"/>
          <table:table-cell office:value-type="float" office:value="0.46570147944958712" table:style-name="ce1">
            <text:p>0.465701479</text:p>
          </table:table-cell>
          <table:table-cell table:number-columns-repeated="2" table:style-name="ce1"/>
          <table:table-cell office:value-type="float" office:value="-0.25345872226407257" table:style-name="ce1">
            <text:p>-0.25345872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ta</text:p>
          </table:table-cell>
          <table:table-cell office:value-type="float" office:value="0.4065150426371365" table:formula="of:=[.B18]/[.B14]*[.B16]/[.B17]" table:style-name="ce1">
            <text:p>0.4065150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-1.0564291624095439" table:formula="of:=[.B18]/([.O7]*[.H16]+[.O8]*[.H17]+[.O9]*[.H18])" table:style-name="ce1">
            <text:p>-1.0564291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mega2</text:p>
          </table:table-cell>
          <table:table-cell office:value-type="float" office:value="-2.7414642608926804E-2" table:formula="of:=([.N16]*[.K16]+[.N17]*[.K17]+[.N18]*[.K18])/([.N16]^2+[.N17]^2+[.N18]^2)" table:style-name="ce1">
            <text:p>-0.027414643</text:p>
          </table:table-cell>
          <table:table-cell table:number-columns-repeated="16382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9">
      <number:number number:decimal-places="9" number:min-integer-digits="1"/>
    </number:number-style>
    <number:number-style style:name="N41">
      <number:number number:decimal-places="1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ey Cherkaev</meta:initial-creator>
    <dc:creator>Alexey Cherkaev</dc:creator>
    <meta:creation-date>2015-11-26T13:05:31Z</meta:creation-date>
    <dc:date>2015-11-27T09:23:36Z</dc:date>
  </office:meta>
</office:document-meta>
</file>